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able_20_Contents">
      <style:text-properties officeooo:rsid="000cf989" officeooo:paragraph-rsid="0017a4d5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officeooo:paragraph-rsid="0017a4d5"/>
    </style:style>
    <style:style style:name="P7" style:family="paragraph" style:parent-style-name="Standard" style:list-style-name="L1">
      <style:text-properties officeooo:paragraph-rsid="001a8d01"/>
    </style:style>
    <style:style style:name="P8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P9" style:family="paragraph" style:parent-style-name="Azione_20_attore" style:list-style-name="Numerazione_20_UC">
      <style:text-properties officeooo:paragraph-rsid="001a8d01"/>
    </style:style>
    <style:style style:name="P10" style:family="paragraph" style:parent-style-name="Azione_20_attore" style:list-style-name=""/>
    <style:style style:name="P11" style:family="paragraph" style:parent-style-name="Table_20_Contents">
      <style:text-properties fo:font-style="normal" officeooo:paragraph-rsid="001a8d0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a4d5" style:font-weight-asian="normal" style:font-weight-complex="normal"/>
    </style:style>
    <style:style style:name="T4" style:family="text">
      <style:text-properties fo:font-weight="normal" officeooo:rsid="0018a3ec" style:font-weight-asian="normal" style:font-weight-complex="normal"/>
    </style:style>
    <style:style style:name="T5" style:family="text">
      <style:text-properties fo:font-style="normal" officeooo:rsid="0017a4d5" style:font-style-asian="normal" style:font-style-complex="normal"/>
    </style:style>
    <style:style style:name="T6" style:family="text">
      <style:text-properties officeooo:rsid="0025720b"/>
    </style:style>
    <style:style style:name="T7" style:family="text">
      <style:text-properties officeooo:rsid="0010332d"/>
    </style:style>
    <style:style style:name="T8" style:family="text">
      <style:text-properties officeooo:rsid="0017a4d5"/>
    </style:style>
    <style:style style:name="T9" style:family="text">
      <style:text-properties officeooo:rsid="001907a3"/>
    </style:style>
    <style:style style:name="T10" style:family="text">
      <style:text-properties officeooo:rsid="001a8d0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 text:c="2"/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<text:span text:style-name="T10">Lo PsicoPedagogo </text:span><text:s/>accede al sistema e viene riconosciuto come PsicoPedagogo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608753" text:style-name="Numerazione_20_UC">
              <text:list-item>
                <text:p text:style-name="P9"><text:span text:style-name="T10">Lo PsicoPedagogo</text:span> seleziona la funzionalità di inserimento programma educativo</text:p>
              </text:list-item>
              <text:list-item>
                <text:p text:style-name="P9"><text:span text:style-name="T10">Lo PsicoPedagogo</text:span> seleziona la classe per cui vuole inserire il programma educativo settimanale <text:span text:style-name="T2"><text:s/></text:span></text:p>
              </text:list-item>
              <text:list-item>
                <text:p text:style-name="P8"><text:span text:style-name="T2">Il sistema </text:span><text:span text:style-name="T2">mostra </text:span><text:span text:style-name="T2"><text:s/></text:span><text:span text:style-name="T2">una finestra da compilare</text:span></text:p>
              </text:list-item>
              <text:list-item>
                <text:p text:style-name="P9"><text:span text:style-name="T10">Lo PsicoPedagogo</text:span>, inserisce un obiettivo da perseguire nel programma educativo, e un elenco di attività da eseguire(<text:span text:style-name="T2">include</text:span><text:span text:style-name="T1"> Psicopedagogo aggiunge Attività)</text:span></text:p>
              </text:list-item>
              <text:list-item>
                <text:p text:style-name="P9"><text:span text:style-name="T10">Lo PsicoPedagogo</text:span>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<text:span text:style-name="T3">o </text:span>PsicoPedagogo <text:s/>ha inserito l'attività correttamente, ha confermato l' operazione e il sistema ha aggiornato il programma educat<text:span text:style-name="T4">ivo</text:span></text:p>
            <text:p text:style-name="P6"><text:span text:style-name="T8">Lo </text:span><text:span text:style-name="T5">PsicoPedagogo </text:span><text:span text:style-name="T6"><text:s/>didattico</text:span><text:span text:style-name="T7"> </text:span>ha annullato l' operazione <text:s/>e il sistema non ha aggiornato <text:span text:style-name="T9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35589411" text:style-name="L1">
              <text:list-item>
                <text:p text:style-name="P7">Nel caso di un errore <text:span text:style-name="T10">dello PsicoPedagogo</text:span>, il sistema mostra all<text:span text:style-name="T10">o PsicoPedagogo</text:span>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5"/>
      <text:p text:style-name="P2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3M2S</meta:editing-duration>
    <meta:editing-cycles>33</meta:editing-cycles>
    <meta:generator>LibreOffice/3.6$Windows_x86 LibreOffice_project/da8c1e6-fd468f4-454e206-f42a4a9-143cfd</meta:generator>
    <dc:date>2012-11-20T15:47:55.23</dc:date>
    <meta:document-statistic meta:table-count="1" meta:image-count="0" meta:object-count="0" meta:page-count="1" meta:paragraph-count="23" meta:word-count="175" meta:character-count="1314" meta:non-whitespace-character-count="1159"/>
  </office:meta>
</office:document-meta>
</file>